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>
      <style:paragraph-properties fo:padding="0cm" fo:border="none"/>
    </style:style>
    <style:style style:name="P2" style:family="paragraph" style:parent-style-name="Text_20_body" style:list-style-name="L1">
      <style:paragraph-properties fo:padding="0cm" fo:border="none"/>
    </style:style>
    <style:style style:name="P3" style:family="paragraph" style:parent-style-name="Text_20_body" style:list-style-name="L1">
      <style:paragraph-properties fo:margin-top="0cm" fo:margin-bottom="0cm" fo:padding="0cm" fo:border="non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StringBuilder</text:span> 클래스는 Java에서 문자열을 효율적으로 수정할 수 있도록 설계된 클래스입니다. <text:span text:style-name="Source_20_Text">StringBuilder</text:span>의 주요 메서드는 다음과 같습니다:</text:p>
      <text:list xml:id="list1916742897811870803" text:style-name="L1">
        <text:list-item>
          <text:p text:style-name="P2"><text:span text:style-name="Strong_20_Emphasis">생성자</text:span></text:p>
          <text:list>
            <text:list-item>
              <text:p text:style-name="P3"><text:span text:style-name="Source_20_Text">StringBuilder()</text:span></text:p>
            </text:list-item>
            <text:list-item>
              <text:p text:style-name="P3"><text:span text:style-name="Source_20_Text">StringBuilder(String str)</text:span></text:p>
            </text:list-item>
            <text:list-item>
              <text:p text:style-name="P3"><text:span text:style-name="Source_20_Text">StringBuilder(int capacity)</text:span></text:p>
            </text:list-item>
          </text:list>
        </text:list-item>
        <text:list-item>
          <text:p text:style-name="P2"><text:span text:style-name="Strong_20_Emphasis">메서드</text:span></text:p>
          <text:list>
            <text:list-item>
              <text:p text:style-name="P3"><text:span text:style-name="Source_20_Text">StringBuilder append(String str)</text:span> : 주어진 문자열을 현재 <text:span text:style-name="Source_20_Text">StringBuilder</text:span> 객체의 끝에 추가합니다.</text:p>
            </text:list-item>
            <text:list-item>
              <text:p text:style-name="P3"><text:span text:style-name="Source_20_Text">StringBuilder append(char c)</text:span> : 주어진 문자를 현재 <text:span text:style-name="Source_20_Text">StringBuilder</text:span> 객체의 끝에 추가합니다.</text:p>
            </text:list-item>
            <text:list-item>
              <text:p text:style-name="P3"><text:span text:style-name="Source_20_Text">StringBuilder append(int i)</text:span> : 주어진 정수를 문자열로 변환하여 추가합니다.</text:p>
            </text:list-item>
            <text:list-item>
              <text:p text:style-name="P3"><text:span text:style-name="Source_20_Text">StringBuilder insert(int offset, String str)</text:span> : 주어진 위치에 문자열을 삽입합니다.</text:p>
            </text:list-item>
            <text:list-item>
              <text:p text:style-name="P3"><text:span text:style-name="Source_20_Text">StringBuilder insert(int offset, char c)</text:span> : 주어진 위치에 문자를 삽입합니다.</text:p>
            </text:list-item>
            <text:list-item>
              <text:p text:style-name="P3"><text:span text:style-name="Source_20_Text">StringBuilder delete(int start, int end)</text:span> : 지정한 범위의 문자를 삭제합니다.</text:p>
            </text:list-item>
            <text:list-item>
              <text:p text:style-name="P3"><text:span text:style-name="Source_20_Text">StringBuilder deleteCharAt(int index)</text:span> : 지정한 인덱스의 문자를 삭제합니다.</text:p>
            </text:list-item>
            <text:list-item>
              <text:p text:style-name="P3"><text:span text:style-name="Source_20_Text">StringBuilder replace(int start, int end, String str)</text:span> : 지정한 범위의 문자를 주어진 문자열로 대체합니다.</text:p>
            </text:list-item>
            <text:list-item>
              <text:p text:style-name="P3"><text:span text:style-name="Source_20_Text">StringBuilder reverse()</text:span> : 현재 문자열을 반전시킵니다.</text:p>
            </text:list-item>
            <text:list-item>
              <text:p text:style-name="P3"><text:span text:style-name="Source_20_Text">StringBuilder setCharAt(int index, char ch)</text:span> : 지정한 인덱스의 문자를 주어진 문자로 설정합니다.</text:p>
            </text:list-item>
            <text:list-item>
              <text:p text:style-name="P3"><text:span text:style-name="Source_20_Text">StringBuilder substring(int start)</text:span> : 지정한 인덱스부터 끝까지의 문자열을 반환합니다.</text:p>
            </text:list-item>
            <text:list-item>
              <text:p text:style-name="P3"><text:span text:style-name="Source_20_Text">StringBuilder substring(int start, int end)</text:span> : 지정한 범위의 문자열을 반환합니다.</text:p>
            </text:list-item>
            <text:list-item>
              <text:p text:style-name="P3"><text:span text:style-name="Source_20_Text">int length()</text:span> : 현재 문자열의 길이를 반환합니다.</text:p>
            </text:list-item>
            <text:list-item>
              <text:p text:style-name="P3"><text:span text:style-name="Source_20_Text">int capacity()</text:span> : 현재 <text:span text:style-name="Source_20_Text">StringBuilder</text:span>의 용량을 반환합니다.</text:p>
            </text:list-item>
            <text:list-item>
              <text:p text:style-name="P3"><text:span text:style-name="Source_20_Text">char charAt(int index)</text:span> : 지정한 위치의 문자를 반환합니다.</text:p>
            </text:list-item>
            <text:list-item>
              <text:p text:style-name="P3"><text:span text:style-name="Source_20_Text">String toString()</text:span> : 현재 문자열을 <text:span text:style-name="Source_20_Text">String</text:span> 형태로 반환합니다.</text:p>
            </text:list-item>
            <text:list-item>
              <text:p text:style-name="P3"><text:span text:style-name="Source_20_Text">StringBuilder trimToSize()</text:span> : 용량을 현재 길이에 맞춰 조정합니다.</text:p>
            </text:list-item>
            <text:list-item>
              <text:p text:style-name="P2"><text:span text:style-name="Source_20_Text">void ensureCapacity(int minimumCapacity)</text:span> : 최소 용량을 보장합니다.</text:p>
            </text:list-item>
          </text:list>
        </text:list-item>
      </text:list>
      <text:p text:style-name="P1">이 외에도 <text:span text:style-name="Source_20_Text">StringBuilder</text:span> 클래스는 <text:span text:style-name="Source_20_Text">append</text:span>와 같은 다양한 오버로드된 메서드를 제공하여 다양한 데이터 타입을 처리할 수 있습니다. <text:span text:style-name="Source_20_Text">StringBuilder</text:span>는 멀티스레드 환경에서는 안전하지 않지만, 단일 스레드 환경에서 문자열을 자주 수정해야 할 때 매우 유용합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02T11:19:08.68</meta:creation-date>
    <meta:document-statistic meta:table-count="0" meta:image-count="0" meta:object-count="0" meta:page-count="1" meta:paragraph-count="25" meta:word-count="569" meta:character-count="1384"/>
    <dc:date>2024-09-02T11:19:26.82</dc:date>
    <meta:editing-duration>PT18S</meta:editing-duration>
    <meta:editing-cycles>1</meta:editing-cycles>
    <meta:generator>OpenOffice/4.1.15$Win32 OpenOffice.org_project/4115m2$Build-9813</meta:generator>
  </office:meta>
</office:document-meta>
</file>